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0038" officeooo:paragraph-rsid="00020038"/>
    </style:style>
    <style:style style:name="P2" style:family="paragraph" style:parent-style-name="Subtitle">
      <style:text-properties style:font-name="Liberation Sans" fo:font-size="18pt" officeooo:rsid="00020038" officeooo:paragraph-rsid="00020038" style:font-name-asian="Noto Sans CJK SC" style:font-size-asian="18pt" style:font-name-complex="Lohit Devanagari1" style:font-size-complex="18pt"/>
    </style:style>
    <style:style style:name="P3" style:family="paragraph" style:parent-style-name="Heading_20_1">
      <style:text-properties officeooo:rsid="00020038" officeooo:paragraph-rsid="00020038"/>
    </style:style>
    <style:style style:name="P4" style:family="paragraph" style:parent-style-name="Heading_20_1">
      <style:text-properties officeooo:paragraph-rsid="00020038"/>
    </style:style>
    <style:style style:name="P5" style:family="paragraph" style:parent-style-name="Text_20_body" style:list-style-name="L1">
      <style:text-properties officeooo:rsid="00020038" officeooo:paragraph-rsid="0002003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2de1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umanoids</text:p>
      <text:p text:style-name="P2">Study on realistic and efficient humanoid models in Unity</text:p>
      <text:h text:style-name="P3" text:outline-level="1">Introduction</text:h>
      <text:p text:style-name="P1">The aim of this project is the creation of a portable and highly reusable component for modeling meta-humans in Unity. The list of milestones that are pursued in the project is proposed below:</text:p>
      <text:list xml:id="list2334931432" text:style-name="L1">
        <text:list-item>
          <text:p text:style-name="P5">Achieve <text:span text:style-name="T1">kinda</text:span> organic movement.</text:p>
        </text:list-item>
        <text:list-item>
          <text:p text:style-name="P5">Implement combat animations.</text:p>
        </text:list-item>
        <text:list-item>
          <text:p text:style-name="P5">Implement a mutilation system.</text:p>
        </text:list-item>
        <text:list-item>
          <text:p text:style-name="P5">Implement a way for players to control the met<text:span text:style-name="T2">a</text:span>-humans. </text:p>
        </text:list-item>
      </text:list>
      <text:h text:style-name="P4" text:outline-level="1">State Of The Art</text:h>
      <text:p text:style-name="P1">In this section of the document the results of the research about humanoid rigging in Unity are show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5:57:00.586709741</meta:creation-date>
    <dc:date>2023-07-31T11:39:50.835571345</dc:date>
    <meta:editing-duration>PT59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90" meta:character-count="537" meta:non-whitespace-character-count="460"/>
  </office:meta>
</office:document-meta>
</file>